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DependentsPanel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endencyModel.getValueAt( int rowIndex , int column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UserDependentsPanel.getSouth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pendencyModel.getR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pendentsPanel.getCenter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pendencyModel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pendentsPanel.findDependentProfiles( DefaultMutableTreeNode application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UserDependentsPanel.hasDepend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pendentsPanel.UserDependent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DependentsPanel.getJScroll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pendencyModel.getColumnName( int column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DependentsPanel.getRemoveButt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UserDependentsPanel.setSelectedNode( DefaultMutableTreeNode node , JTree tre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serDependentsPanel.getDependentsT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serDependentsPanel.actionPerformed( java . awt . event . ActionEvent 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62">
            <text:p text:style-name="Table_20_Contents"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